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luno: Leonardo Soares Bastos <text:s text:c="28"/>Matrícula: 171057600008</text:span></text:p>
      <text:p text:style-name="P2"/>
      <text:p text:style-name="P1"><text:span text:style-name="T1">Da matéria que o Professor Raimundo passou, de Diagrama de Blocos até funções, diria que estou entre 8 e 9. Consigo fazer boa parte dos exercícios que ele passava, mas sinto que ainda há como melhorar e aperfeiçoar meu entendimento de program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8" meta:character-count="328" meta:non-whitespace-character-count="254"/>
    <meta:generator>LibreOfficeDev/5.1.0.3$Linux_X86_64 LibreOffice_project/</meta:generator>
  </office:meta>
</office:document-meta>
</file>